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772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772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7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7722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7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7722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7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7722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7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772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7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7722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7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772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772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7722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772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7722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772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7722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772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7722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772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7722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772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7722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772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7722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772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7722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772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7722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77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7722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77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7722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77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7722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772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7722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77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7722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7722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7722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772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7722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7722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7722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77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7722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772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color="#336633"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31" style:family="paragraph" style:parent-style-name="Heading_20_1" style:list-style-name="WWNum4"/>
    <style:style style:name="P32" style:family="paragraph" style:parent-style-name="Heading_20_1" style:list-style-name="WWNum4">
      <style:paragraph-properties fo:break-before="auto" fo:break-after="auto"/>
    </style:style>
    <style:style style:name="P33" style:family="paragraph" style:parent-style-name="Heading_20_1" style:list-style-name="WWNum4">
      <style:paragraph-properties fo:margin-top="0.0398in" fo:margin-bottom="0in" loext:contextual-spacing="false" fo:break-before="auto" fo:break-after="auto"/>
    </style:style>
    <style:style style:name="P34" style:family="paragraph" style:parent-style-name="Heading_20_1" style:list-style-name="WWNum4">
      <style:paragraph-properties fo:margin-top="0.0398in" fo:margin-bottom="0in" loext:contextual-spacing="false"/>
    </style:style>
    <style:style style:name="P35" style:family="paragraph" style:parent-style-name="Heading_20_1" style:list-style-name="WWNum4" style:master-page-name="Converted1">
      <style:paragraph-properties style:page-number="auto" fo:break-before="auto" fo:break-after="auto"/>
    </style:style>
    <style:style style:name="P36" style:family="paragraph" style:parent-style-name="Heading_20_2" style:list-style-name="WWNum4"/>
    <style:style style:name="P37" style:family="paragraph" style:parent-style-name="Heading_20_2" style:list-style-name="WWNum4">
      <style:paragraph-properties fo:margin-top="0in" fo:margin-bottom="0.0429in" loext:contextual-spacing="false"/>
    </style:style>
    <style:style style:name="P38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7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1" style:family="text">
      <style:text-properties fo:color="#000000" style:text-underline-style="none" fo:font-weight="bold" style:font-weight-asian="bold"/>
    </style:style>
    <style:style style:name="T22" style:family="text">
      <style:text-properties fo:color="#000000" style:text-underline-style="none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6" style:family="text">
      <style:text-properties fo:color="#333333" style:font-name="Consolas" fo:background-color="#f8f8f8" loext:char-shading-value="0" style:font-name-asian="Consolas1" style:font-name-complex="Consolas1"/>
    </style:style>
    <style:style style:name="T27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8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9" style:family="text">
      <style:text-properties fo:color="#dd1144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background-color="#f8f8f8" loext:char-shading-value="0" style:font-name-asian="Consolas1" style:font-name-complex="Consolas1"/>
    </style:style>
    <style:style style:name="T31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Sistemes de Gestió Empresarial</text:span><text:span text:style-name="T3"><text:line-break/></text:span><text:span text:style-name="T4">UD00 Python 3 bàsic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6">Actualitzat Setembre 2024</text:span></text:p>
      <text:p text:style-name="P5"/>
      <text:p text:style-name="P5"/>
      <text:p text:style-name="P5"/>
      <text:p text:style-name="P5"/>
      <text:p text:style-name="P6"><text:span text:style-name="T9">Llicència</text:span></text:p>
      <text:p text:style-name="P9"/>
      <text:p text:style-name="P8"><text:span text:style-name="T10">Reconeixement - No comercial - CompartirIgual </text:span><text:span text:style-name="T11">(BY-NC-SA): No es permet un ús comercial de l'obra original ni de les possibles obres derivades, la distribució de les quals s'ha de fer amb una llicència igual a la que regula l'obra original.</text:span><draw:frame draw:style-name="fr2" draw:name="image1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9">Nomenclatura</text:span></text:p>
      <text:p text:style-name="P6">Al llarg d'aquest tema s'utilitzaran diferents símbols per distingir elements importants dins del contingut. Aquests símbols són:</text:p>
      <text:p text:style-name="P6"/>
      <text:p text:style-name="P10"><text:span text:style-name="T12">📖 </text:span><text:span text:style-name="T13">Important</text:span></text:p>
      <text:p text:style-name="Standard"/>
      <text:p text:style-name="P10"><text:span text:style-name="T14">❕</text:span><text:span text:style-name="T15"> </text:span><text:span text:style-name="T13">Atenció</text:span></text:p>
      <text:p text:style-name="Standard"/>
      <text:p text:style-name="P10"><text:span text:style-name="T12">💬</text:span><text:span text:style-name="T13"> Interessant</text:span></text:p>
      <text:p text:style-name="P11"/>
      <text:p text:style-name="P12"><text:span text:style-name="T16">Índe</text:span><text:span text:style-name="T17">x</text:span><text:span text:style-name="T16"> de cont</text:span><text:span text:style-name="T17">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7i82c35p6k" text:style-name="Index_20_Link" text:visited-style-name="Index_20_Link"><text:span text:style-name="T8">1. Introducció<text:tab/>2</text:span></text:a></text:p>
          <text:p text:style-name="P19"><text:a xlink:type="simple" xlink:href="#_pcye9v7uoz0h" text:style-name="Index_20_Link" text:visited-style-name="Index_20_Link"><text:span text:style-name="T8">2. Resum característiques Python 3<text:tab/>2</text:span></text:a></text:p>
          <text:p text:style-name="P19"><text:a xlink:type="simple" xlink:href="#_1b17ag3uvbih" text:style-name="Index_20_Link" text:visited-style-name="Index_20_Link"><text:span text:style-name="T8">3. Elements del llenguatge Python 3<text:tab/>3</text:span></text:a></text:p>
          <text:p text:style-name="P21"><text:a xlink:type="simple" xlink:href="#_87dljvcql42g" text:style-name="Index_20_Link" text:visited-style-name="Index_20_Link"><text:span text:style-name="T8">3.1 <text:s/>Comentari<text:tab/>3</text:span></text:a></text:p>
          <text:p text:style-name="P21"><text:a xlink:type="simple" xlink:href="#_d58j7lrmz6a0" text:style-name="Index_20_Link" text:visited-style-name="Index_20_Link"><text:span text:style-name="T8">3.2 <text:s/>Tipus de dades i operadors<text:tab/>3</text:span></text:a></text:p>
          <text:p text:style-name="P21"><text:a xlink:type="simple" xlink:href="#_rfbo3ybj2vpa" text:style-name="Index_20_Link" text:visited-style-name="Index_20_Link"><text:span text:style-name="T8">3.3 <text:s/>Variables i coleccions<text:tab/>6</text:span></text:a></text:p>
          <text:p text:style-name="P21"><text:a xlink:type="simple" xlink:href="#_ahdqajdbvf5b" text:style-name="Index_20_Link" text:visited-style-name="Index_20_Link"><text:span text:style-name="T8">3.4 <text:s/>Control de flux<text:tab/>10</text:span></text:a></text:p>
          <text:p text:style-name="P21"><text:a xlink:type="simple" xlink:href="#_wcxxdvqdy9qt" text:style-name="Index_20_Link" text:visited-style-name="Index_20_Link"><text:span text:style-name="T8">3.5 <text:s/>Funcions<text:tab/>13</text:span></text:a></text:p>
          <text:p text:style-name="P21"><text:a xlink:type="simple" xlink:href="#_i4mnnyx6m2x5" text:style-name="Index_20_Link" text:visited-style-name="Index_20_Link"><text:span text:style-name="T8">3.6 <text:s/>Classes<text:tab/>15</text:span></text:a></text:p>
          <text:p text:style-name="P21"><text:a xlink:type="simple" xlink:href="#_bfvl3lx14x8t" text:style-name="Index_20_Link" text:visited-style-name="Index_20_Link"><text:span text:style-name="T8">3.7 <text:s/>Móduls<text:tab/>17</text:span></text:a></text:p>
          <text:p text:style-name="P21"><text:a xlink:type="simple" xlink:href="#_me7pima78wx6" text:style-name="Index_20_Link" text:visited-style-name="Index_20_Link"><text:span text:style-name="T8">3.8 <text:s/>Avanzat: generadors i decoradors<text:tab/>18</text:span></text:a></text:p>
          <text:p text:style-name="P19"><text:a xlink:type="simple" xlink:href="#_9inb55ixvere" text:style-name="Index_20_Link" text:visited-style-name="Index_20_Link"><text:span text:style-name="T8">4. Bibliografía<text:tab/>19</text:span></text:a></text:p>
          <text:p text:style-name="P19"><text:a xlink:type="simple" xlink:href="#_mh0sb6oag3eq" text:style-name="Index_20_Link" text:visited-style-name="Index_20_Link"><text:span text:style-name="T8">5. Autors (en ordre alfabètic)<text:tab/>19</text:span></text:a></text:p>
        </text:index-body>
      </text:table-of-content>
      <text:list xml:id="list515474553" text:style-name="WWNum4">
        <text:list-item>
          <text:p text:style-name="P35"><text:bookmark text:name="_g7i82c35p6k"/>Introducció</text:p>
        </text:list-item>
      </text:list>
      <text:p text:style-name="P22">En aquest document, realitzarem un resum dels principals elements del llenguatge Python, basant-nos en la documentació de <text:a xlink:type="simple" xlink:href="https://learnxinyminutes.com/docs/es-es/python-es/" text:style-name="ListLabel_20_28" text:visited-style-name="ListLabel_20_28"><text:span text:style-name="T23">https://learnxinyminutes.com/docs/es-es/python-es/</text:span></text:a>, comentant cada element i en alguns casos afegint exemples addicionals.</text:p>
      <text:list xml:id="list110044726076570" text:continue-numbering="true" text:style-name="WWNum4">
        <text:list-item>
          <text:p text:style-name="P31"><text:bookmark text:name="_pcye9v7uoz0h"/>Resum característiques Python 3</text:p>
        </text:list-item>
      </text:list>
      <text:p text:style-name="P22">Per allò que respecta Python 3, comentar que es tracta d’una opció molt atractiva per començar a codificar o per aprendre ràpidament per a programadors experts. Algunes característiques:</text:p>
      <text:p text:style-name="P22"/>
      <text:list xml:id="list4229903827" text:style-name="WWNum2">
        <text:list-item>
          <text:p text:style-name="P23"><text:span text:style-name="T13">Sintaxi senzilla</text:span>: els programes escrits amb Python 3 són auto-expressius, molts cerca’ns a un algoritme escrit en pseudocodi o llenguatge natural.</text:p>
        </text:list-item>
        <text:list-item>
          <text:p text:style-name="P25"><text:span text:style-name="T13">Molt potent</text:span>: en poques línies de codi, Python pot executar moltes accions (i habitualment implementades d’una forma òptima) que amb altres llenguatges de programació equivaldrien a moles més línies per a poder aconseguir el mateix efecte.</text:p>
        </text:list-item>
        <text:list-item>
          <text:p text:style-name="P25"><text:span text:style-name="T13">Llenguatge interpretat</text:span>: les instruccions són traduïdes i executades instrucció a instrucció. No hi ha fitxers de codi intermedi, ni tampoc temps de compilació.</text:p>
        </text:list-item>
        <text:list-item>
          <text:p text:style-name="P25"><text:span text:style-name="T13">Llenguatge sense obligació de declarar tipus de dades</text:span>: aquest aspecte pot considerar-se un avantatge o un inconvenient dependent de <text:s/>desenvolupador de codi.</text:p>
        </text:list-item>
        <text:list-item>
          <text:p text:style-name="P27"><text:span text:style-name="T13">Corba d’aprenentatge suau</text:span>: per començar a programar des de zero, Python és de les millors opcions. A més, per a programadors experts és un llenguatge senzill d’aprendre.</text:p>
        </text:list-item>
      </text:list>
      <text:p text:style-name="P22"/>
      <text:list xml:id="list110044683449243" text:continue-list="list110044726076570" text:style-name="WWNum4">
        <text:list-item>
          <text:p text:style-name="P33"><text:bookmark text:name="_1b17ag3uvbih"/>Elements del llenguatge Python 3</text:p>
          <text:list>
            <text:list-item>
              <text:p text:style-name="P37"><text:bookmark text:name="_87dljvcql42g"/>Comentari</text:p>
            </text:list-item>
          </text:list>
        </text:list-item>
      </text:list>
      <text:p text:style-name="Standard">Els comentaris es realitzen amb el caràcter “#” per a una línia i “tres cometes” per a multilínia. A més, les 3 cometes poden utilitzar-se per a definir cadenes multilíni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25"># Comentarios de una línea comienzan con una almohadilla (o signo gato)</text:span><text:span text:style-name="T26"><text:line-break/><text:line-break/></text:span><text:span text:style-name="T29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P22"/>
      <text:list xml:id="list110044399075647" text:continue-numbering="true" text:style-name="WWNum4">
        <text:list-item>
          <text:list>
            <text:list-item>
              <text:p text:style-name="P36"><text:bookmark text:name="_d58j7lrmz6a0"/>Tipus de dades i operador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25">####################################################</text:span><text:span text:style-name="T26"><text:line-break/></text:span><text:span text:style-name="T25">## 1. Tipos de datos primitivos y operadores.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Standard"/>
      <text:p text:style-name="Standard"/>
      <text:p text:style-name="Standard">La nomenclatura para aquesta secció és “operació # =&gt; resultat esperat”, on la part a la dreta del caràcter “#” és un comentari i només ens dona informació de com funcionarà l’operació.</text:p>
      <text:p text:style-name="P22">Si en Python 3 poses un número, obtens simplement eix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<text:span text:style-name="T25"># Tienes números</text:span><text:span text:style-name="T26"><text:line-break/></text:span><text:span text:style-name="T30">3</text:span><text:span text:style-name="T26"> </text:span><text:span text:style-name="T25"># =&gt; 3</text:span></text:p>
          </table:table-cell>
        </table:table-row>
      </table:table>
      <text:p text:style-name="Standard">Si realitzes operacions aritmètiques amb enters, obtens el resultat amb un nombre enter. Els parèntesis modifiquen la precedència entre operador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<text:span text:style-name="T25"># Matemática</text:span><text:span text:style-name="T27"><text:line-break/></text:span><text:span text:style-name="T31">1</text:span><text:span text:style-name="T27"> + </text:span><text:span text:style-name="T31">1</text:span><text:span text:style-name="T27"> </text:span><text:span text:style-name="T25"># =&gt; 2</text:span><text:span text:style-name="T27"><text:line-break/></text:span><text:span text:style-name="T31">8</text:span><text:span text:style-name="T27"> - </text:span><text:span text:style-name="T31">1</text:span><text:span text:style-name="T27"> </text:span><text:span text:style-name="T25"># =&gt; 7</text:span><text:span text:style-name="T27"><text:line-break/></text:span><text:span text:style-name="T31">10</text:span><text:span text:style-name="T27"> * </text:span><text:span text:style-name="T31">2</text:span><text:span text:style-name="T27"> </text:span><text:span text:style-name="T25"># =&gt; 20</text:span><text:span text:style-name="T27"><text:line-break/></text:span><text:span text:style-name="T25"># Refuerza la precedencia con paréntesis</text:span><text:span text:style-name="T27"><text:line-break/>(</text:span><text:span text:style-name="T31">1</text:span><text:span text:style-name="T27"> + </text:span><text:span text:style-name="T31">3</text:span><text:span text:style-name="T27">) * </text:span><text:span text:style-name="T31">2</text:span><text:span text:style-name="T27"> <text:s/></text:span><text:span text:style-name="T25"># =&gt; 8</text:span></text:p>
          </table:table-cell>
        </table:table-row>
      </table:table>
      <text:p text:style-name="P22"/>
      <text:p text:style-name="P22">La divisió, encara que entre enters, retorna un tipus de dada “float” (decimal) si es fa amb “/”, però si es desitja un resultat sencer (amb truncat de decimals) pots utilit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25"># Excepto la división la cual por defecto retorna un número 'float' (número de coma flotante)</text:span><text:span text:style-name="T26"><text:line-break/></text:span><text:span text:style-name="T30">35</text:span><text:span text:style-name="T26"> / </text:span><text:span text:style-name="T30">5</text:span><text:span text:style-name="T26"> <text:s/></text:span><text:span text:style-name="T25"># =&gt; 7.0</text:span><text:span text:style-name="T26"><text:line-break/></text:span><text:span text:style-name="T25"># Sin embargo también tienes disponible división entera</text:span><text:span text:style-name="T26"><text:line-break/></text:span><text:span text:style-name="T30">34</text:span><text:span text:style-name="T26"> // </text:span><text:span text:style-name="T30">5</text:span><text:span text:style-name="T26"> </text:span><text:span text:style-name="T25"># =&gt; 6</text:span></text:p>
          </table:table-cell>
        </table:table-row>
      </table:table>
      <text:p text:style-name="Standard">Si en una operació aritmètica, algun dels dos operadors és un “float”, el resultat sempre és un float (es converteix a la mena de dades que maj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pan text:style-name="T25"># Cuando usas un float, los resultados son floats</text:span><text:span text:style-name="T26"><text:line-break/></text:span><text:span text:style-name="T30">3</text:span><text:span text:style-name="T26"> * </text:span><text:span text:style-name="T30">2.0</text:span><text:span text:style-name="T26"> </text:span><text:span text:style-name="T25"># =&gt; 6.0</text:span></text:p>
          </table:table-cell>
        </table:table-row>
      </table:table>
      <text:p text:style-name="P22"/>
      <text:p text:style-name="P22">Ací veiem el tipus de dades “boolean” i els operadors lògics que ens retorn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5"># Valores 'boolean' (booleanos) son tipos primitivos</text:span><text:span text:style-name="T26"><text:line-break/></text:span><text:span text:style-name="T28">True</text:span><text:span text:style-name="T26"><text:line-break/></text:span><text:span text:style-name="T28">False</text:span><text:span text:style-name="T26"><text:line-break/><text:line-break/></text:span><text:span text:style-name="T25"># Niega con 'not'</text:span><text:span text:style-name="T26"><text:line-break/></text:span><text:span text:style-name="T28">not</text:span><text:span text:style-name="T26"> </text:span><text:span text:style-name="T28">True</text:span><text:span text:style-name="T26"> <text:s/></text:span><text:span text:style-name="T25"># =&gt; False</text:span><text:span text:style-name="T26"><text:line-break/></text:span><text:span text:style-name="T28">not</text:span><text:span text:style-name="T26"> </text:span><text:span text:style-name="T28">False</text:span><text:span text:style-name="T26"> <text:s/></text:span><text:span text:style-name="T25"># =&gt; True</text:span><text:span text:style-name="T26"><text:line-break/><text:line-break/></text:span></text:p>
            <text:p text:style-name="P17"><text:span text:style-name="T26"><text:line-break/></text:span><text:span text:style-name="T25"># Igualdad es ==</text:span><text:span text:style-name="T26"><text:line-break/></text:span><text:span text:style-name="T30">1</text:span><text:span text:style-name="T26"> == </text:span><text:span text:style-name="T30">1</text:span><text:span text:style-name="T26"> <text:s/></text:span><text:span text:style-name="T25"># =&gt; True</text:span><text:span text:style-name="T26"><text:line-break/></text:span><text:span text:style-name="T30">2</text:span><text:span text:style-name="T26"> == </text:span><text:span text:style-name="T30">1</text:span><text:span text:style-name="T26"> <text:s/></text:span><text:span text:style-name="T25"># =&gt; False</text:span><text:span text:style-name="T26"><text:line-break/><text:line-break/></text:span><text:span text:style-name="T25"># Desigualdad es !=</text:span><text:span text:style-name="T26"><text:line-break/></text:span><text:span text:style-name="T30">1</text:span><text:span text:style-name="T26"> != </text:span><text:span text:style-name="T30">1</text:span><text:span text:style-name="T26"> <text:s/></text:span><text:span text:style-name="T25"># =&gt; False</text:span><text:span text:style-name="T26"><text:line-break/></text:span><text:span text:style-name="T30">2</text:span><text:span text:style-name="T26"> != </text:span><text:span text:style-name="T30">1</text:span><text:span text:style-name="T26"> <text:s/></text:span><text:span text:style-name="T25"># =&gt; True</text:span><text:span text:style-name="T26"><text:line-break/><text:line-break/></text:span><text:span text:style-name="T25"># Más comparaciones</text:span><text:span text:style-name="T26"><text:line-break/></text:span><text:span text:style-name="T30">1</text:span><text:span text:style-name="T26"> &lt; </text:span><text:span text:style-name="T30">10</text:span><text:span text:style-name="T26"> <text:s/></text:span><text:span text:style-name="T25"># =&gt; True</text:span><text:span text:style-name="T26"><text:line-break/></text:span><text:span text:style-name="T30">1</text:span><text:span text:style-name="T26"> &gt; </text:span><text:span text:style-name="T30">10</text:span><text:span text:style-name="T26"> <text:s/></text:span><text:span text:style-name="T25"># =&gt; False</text:span><text:span text:style-name="T26"><text:line-break/></text:span><text:span text:style-name="T30">2</text:span><text:span text:style-name="T26"> &lt;= </text:span><text:span text:style-name="T30">2</text:span><text:span text:style-name="T26"> <text:s/></text:span><text:span text:style-name="T25"># =&gt; True</text:span><text:span text:style-name="T26"><text:line-break/></text:span><text:span text:style-name="T30">2</text:span><text:span text:style-name="T26"> &gt;= </text:span><text:span text:style-name="T30">2</text:span><text:span text:style-name="T26"> <text:s/></text:span><text:span text:style-name="T25"># =&gt; True</text:span><text:span text:style-name="T26"><text:line-break/><text:line-break/></text:span><text:span text:style-name="T25"># ¡Las comparaciones pueden ser concatenadas!</text:span><text:span text:style-name="T26"><text:line-break/></text:span><text:span text:style-name="T30">1</text:span><text:span text:style-name="T26"> &lt; </text:span><text:span text:style-name="T30">2</text:span><text:span text:style-name="T26"> &lt; </text:span><text:span text:style-name="T30">3</text:span><text:span text:style-name="T26"> <text:s/></text:span><text:span text:style-name="T25"># =&gt; True</text:span><text:span text:style-name="T26"><text:line-break/></text:span><text:span text:style-name="T30">2</text:span><text:span text:style-name="T26"> &lt; </text:span><text:span text:style-name="T30">3</text:span><text:span text:style-name="T26"> &lt; </text:span><text:span text:style-name="T30">2</text:span><text:span text:style-name="T26"> <text:s/></text:span><text:span text:style-name="T25"># =&gt; False</text:span></text:p>
          </table:table-cell>
        </table:table-row>
      </table:table>
      <text:p text:style-name="P22"/>
      <text:p text:style-name="P22">Ací observem com definir “Strings” (cadenes de caràcters) i com operar amb ells (format, concatenació, accés a un element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25"># Strings se crean con " o '</text:span><text:span text:style-name="T26"><text:line-break/></text:span><text:span text:style-name="T29">"Esto es un string."</text:span><text:span text:style-name="T26"><text:line-break/></text:span><text:span text:style-name="T29">'Esto también es un string'</text:span><text:span text:style-name="T26"><text:line-break/><text:line-break/></text:span><text:span text:style-name="T25"># ¡Strings también pueden ser sumados!</text:span><text:span text:style-name="T26"><text:line-break/></text:span><text:span text:style-name="T29">"Hola "</text:span><text:span text:style-name="T26"> + </text:span><text:span text:style-name="T29">"mundo!"</text:span><text:span text:style-name="T26"> </text:span><text:span text:style-name="T25"># =&gt; "Hola mundo!"</text:span><text:span text:style-name="T26"><text:line-break/><text:line-break/></text:span><text:span text:style-name="T25"># Un string puede ser tratado como una lista de caracteres</text:span><text:span text:style-name="T26"><text:line-break/></text:span><text:span text:style-name="T29">"Esto es un string"</text:span><text:span text:style-name="T26">[</text:span><text:span text:style-name="T30">0</text:span><text:span text:style-name="T26">] </text:span><text:span text:style-name="T25"><text:s text:c="2"/>'E'</text:span><text:span text:style-name="T26"><text:line-break/><text:line-break/></text:span><text:span text:style-name="T25"># .format puede ser usaro para darle formato a los strings, así:</text:span><text:span text:style-name="T26"><text:line-break/></text:span><text:span text:style-name="T29">"{} pueden ser {}"</text:span><text:span text:style-name="T26">.format(</text:span><text:span text:style-name="T29">"strings"</text:span><text:span text:style-name="T26">, </text:span><text:span text:style-name="T29">"interpolados"</text:span><text:span text:style-name="T26">)<text:line-break/><text:line-break/></text:span><text:span text:style-name="T25"># Puedes reutilizar los argumentos de formato si estos se repiten.</text:span><text:span text:style-name="T26"><text:line-break/></text:span><text:span text:style-name="T29">"{0} sé ligero, {0} sé rápido, {0} brinca sobre la {1}"</text:span><text:span text:style-name="T26">.format(</text:span><text:span text:style-name="T29">"Jack"</text:span><text:span text:style-name="T26">, </text:span><text:span text:style-name="T29">"vela"</text:span><text:span text:style-name="T26">) </text:span><text:span text:style-name="T25"># =&gt; "Jack sé ligero, Jack sé rápido, Jack brinca sobre la vela"</text:span><text:span text:style-name="T26"><text:line-break/></text:span><text:span text:style-name="T25"># Puedes usar palabras claves si no quieres contar.</text:span><text:span text:style-name="T26"><text:line-break/></text:span><text:span text:style-name="T29">"{nombre} quiere comer {comida}"</text:span><text:span text:style-name="T26">.format(nombre=</text:span><text:span text:style-name="T29">"Bob"</text:span><text:span text:style-name="T26">, comida=</text:span><text:span text:style-name="T29">"lasaña"</text:span><text:span text:style-name="T26">) </text:span><text:span text:style-name="T25"># =&gt; "Bob quiere comer lasaña"</text:span><text:span text:style-name="T26"><text:line-break/></text:span><text:span text:style-name="T25"># También puedes interpolar cadenas usando variables en el contexto</text:span><text:span text:style-name="T26"><text:line-break/>nombre = </text:span><text:span text:style-name="T29">'Bob'</text:span><text:span text:style-name="T26"><text:line-break/>comida = </text:span><text:span text:style-name="T29">'Lasaña'</text:span><text:span text:style-name="T26"><text:line-break/></text:span><text:span text:style-name="T29">f'</text:span><text:span text:style-name="T26">{nombre}</text:span><text:span text:style-name="T29"> quiere comer </text:span><text:span text:style-name="T26">{comida}</text:span><text:span text:style-name="T29">'</text:span><text:span text:style-name="T26"> <text:s/></text:span><text:span text:style-name="T25"># =&gt; "Bob quiere comer lasaña"</text:span></text:p>
          </table:table-cell>
        </table:table-row>
      </table:table>
      <text:p text:style-name="P22"/>
      <text:p text:style-name="P22">None és un objecte predefinit en Python, utilitzat per a comparar si alguna cosa és “res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25"># None es un objeto</text:span><text:span text:style-name="T26"><text:line-break/></text:span><text:span text:style-name="T28">None</text:span><text:span text:style-name="T26"> <text:s/></text:span><text:span text:style-name="T25"># =&gt; None</text:span><text:span text:style-name="T26"><text:line-break/><text:line-break/></text:span><text:span text:style-name="T25"># No uses el símbolo de igualdad `==` para comparar objetos con None</text:span><text:span text:style-name="T26"><text:line-break/></text:span><text:span text:style-name="T25"># Usa `is` en su lugar</text:span><text:span text:style-name="T26"><text:line-break/></text:span><text:span text:style-name="T29">"etc"</text:span><text:span text:style-name="T26"> </text:span><text:span text:style-name="T28">is</text:span><text:span text:style-name="T26"> </text:span><text:span text:style-name="T28">None</text:span><text:span text:style-name="T26"> </text:span><text:span text:style-name="T25"># =&gt; False</text:span><text:span text:style-name="T26"><text:line-break/></text:span><text:span text:style-name="T28">None</text:span><text:span text:style-name="T26"> </text:span><text:span text:style-name="T28">is</text:span><text:span text:style-name="T26"> </text:span><text:span text:style-name="T28">None</text:span><text:span text:style-name="T26"> <text:s/></text:span><text:span text:style-name="T25"># =&gt; True</text:span><text:span text:style-name="T26"><text:line-break/><text:line-break/></text:span><text:span text:style-name="T25"># None, 0, y strings/listas/diccionarios/conjuntos vacíos(as) todos se evalúan como False.</text:span><text:span text:style-name="T26"><text:line-break/></text:span><text:span text:style-name="T25"># Todos los otros valores son True</text:span><text:span text:style-name="T26"><text:line-break/>bool(</text:span><text:span text:style-name="T30">0</text:span><text:span text:style-name="T26">) <text:s/></text:span><text:span text:style-name="T25"># =&gt; False</text:span><text:span text:style-name="T26"><text:line-break/>bool(</text:span><text:span text:style-name="T29">""</text:span><text:span text:style-name="T26">) <text:s/></text:span><text:span text:style-name="T25"># =&gt; False</text:span><text:span text:style-name="T26"><text:line-break/>bool([]) </text:span><text:span text:style-name="T25"># =&gt; False</text:span><text:span text:style-name="T26"><text:line-break/>bool({}) </text:span><text:span text:style-name="T25"># =&gt; False</text:span><text:span text:style-name="T26"><text:line-break/>bool(set()) </text:span><text:span text:style-name="T25"># =&gt; False</text:span></text:p>
          </table:table-cell>
        </table:table-row>
      </table:table>
      <text:list xml:id="list110043679724302" text:continue-numbering="true" text:style-name="WWNum4">
        <text:list-item>
          <text:list>
            <text:list-item>
              <text:p text:style-name="P36"><text:bookmark text:name="_rfbo3ybj2vpa"/>Variables i coleccion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text:span text:style-name="T25">####################################################</text:span><text:span text:style-name="T26"><text:line-break/></text:span><text:span text:style-name="T25">## 2. Variables y Coleccion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>La funció “print” ens permet imprimir cadenes de caràcter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25"># Python tiene una función para imprimir</text:span><text:span text:style-name="T26"><text:line-break/>print(</text:span><text:span text:style-name="T29">"Soy Python. Encantado de conocerte"</text:span><text:span text:style-name="T26">)</text:span></text:p>
          </table:table-cell>
        </table:table-row>
      </table:table>
      <text:p text:style-name="P22"/>
      <text:p text:style-name="P22">En Python no és necessari declarar variables abans d'utilitzar-les. Una convenció és usar “_” per a separar les paraules, però hi ha altres com Camel Case <text:a xlink:type="simple" xlink:href="https://es.wikipedia.org/wiki/camel_case" text:style-name="ListLabel_20_28" text:visited-style-name="ListLabel_20_28"><text:span text:style-name="T23">https://es.wikipedia.org/wiki/camel_case</text:span></text:a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<text:span text:style-name="T25"># No hay necesidad de declarar las variables antes de asignarlas.</text:span><text:span text:style-name="T27"><text:line-break/>una_variable = </text:span><text:span text:style-name="T31">5</text:span><text:span text:style-name="T27"><text:tab/></text:span><text:span text:style-name="T25"># La convención es usar guiones_bajos_con_minúsculas</text:span><text:span text:style-name="T27"><text:line-break/>una_variable </text:span><text:span text:style-name="T25"># =&gt; 5</text:span><text:span text:style-name="T27"><text:line-break/>otraVariable = </text:span><text:span text:style-name="T31">3</text:span><text:span text:style-name="T27"> <text:tab/></text:span><text:span text:style-name="T25"># Aqui en formato Camel Case</text:span><text:span text:style-name="T27"><text:line-break/>otraVariable </text:span><text:span text:style-name="T25"># =&gt; 3</text:span><text:span text:style-name="T27"><text:line-break/></text:span><text:span text:style-name="T25"># Acceder a variables no asignadas previamente es una excepción.</text:span><text:span text:style-name="T27"><text:line-break/></text:span><text:span text:style-name="T25"># Ve Control de Flujo para aprender más sobre el manejo de excepciones.</text:span><text:span text:style-name="T27"><text:line-break/>otra_variable <text:s/></text:span><text:span text:style-name="T25"># Levanta un error de nombre</text:span></text:p>
          </table:table-cell>
        </table:table-row>
      </table:table>
      <text:p text:style-name="P13"/>
      <text:p text:style-name="P22">La principal col·lecció d'elements en Python són les llistes. Ací veiem exemples d'ú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><text:span text:style-name="T25"># Listas almacena secuencias</text:span><text:span text:style-name="T26"><text:line-break/>lista = []<text:line-break/></text:span><text:span text:style-name="T25"># Puedes empezar con una lista prellenada</text:span><text:span text:style-name="T26"><text:line-break/>otra_lista = [</text:span><text:span text:style-name="T30">4</text:span><text:span text:style-name="T26">, </text:span><text:span text:style-name="T30">5</text:span><text:span text:style-name="T26">, </text:span><text:span text:style-name="T30">6</text:span><text:span text:style-name="T26">]<text:line-break/><text:line-break/></text:span><text:span text:style-name="T25"># Añadir cosas al final de una lista con 'append'</text:span><text:span text:style-name="T26"><text:line-break/>lista.append(</text:span><text:span text:style-name="T30">1</text:span><text:span text:style-name="T26">)<text:tab/></text:span><text:span text:style-name="T25">#lista ahora es [1]</text:span><text:span text:style-name="T26"><text:line-break/>lista.append(</text:span><text:span text:style-name="T30">2</text:span><text:span text:style-name="T26">)<text:tab/></text:span><text:span text:style-name="T25">#lista ahora es [1, 2]</text:span><text:span text:style-name="T26"><text:line-break/>lista.append(</text:span><text:span text:style-name="T30">4</text:span><text:span text:style-name="T26">)<text:tab/></text:span><text:span text:style-name="T25">#lista ahora es [1, 2, 4]</text:span><text:span text:style-name="T26"><text:line-break/>lista.append(</text:span><text:span text:style-name="T30">3</text:span><text:span text:style-name="T26">)<text:tab/></text:span><text:span text:style-name="T25">#lista ahora es [1, 2, 4, 3]</text:span><text:span text:style-name="T26"><text:line-break/></text:span><text:span text:style-name="T25"># Remueve del final de la lista con 'pop'</text:span><text:span text:style-name="T26"><text:line-break/>lista.pop() <text:s text:c="3"/><text:tab/></text:span><text:span text:style-name="T25"># =&gt; 3 y lista ahora es [1, 2, 4]</text:span><text:span text:style-name="T26"><text:line-break/></text:span><text:span text:style-name="T25"># Pongámoslo de vuelta</text:span><text:span text:style-name="T26"><text:line-break/>lista.append(</text:span><text:span text:style-name="T30">3</text:span><text:span text:style-name="T26">)<text:tab/></text:span><text:span text:style-name="T25"># Nuevamente lista ahora es [1, 2, 4, 3].</text:span></text:p>
          </table:table-cell>
        </table:table-row>
      </table:table>
      <text:p text:style-name="P22"/>
      <text:p text:style-name="P22">Per a accedir a elements d'una llista, accedim com accedirem en altres llenguatges a un array: si té N elements, amb valors del 0 al N-1. A més Python permet referència negatives. Per exemple, -1 en una llista de N elements, equival a accedir a l'element “N-1”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<text:span text:style-name="T25"># Accede a una lista como lo harías con cualquier arreglo</text:span><text:span text:style-name="T26"><text:line-break/>lista[</text:span><text:span text:style-name="T30">0</text:span><text:span text:style-name="T26">] </text:span><text:span text:style-name="T25"># =&gt; 1</text:span><text:span text:style-name="T26"><text:line-break/></text:span><text:span text:style-name="T25"># Mira el último elemento</text:span><text:span text:style-name="T26"><text:line-break/>lista[</text:span><text:span text:style-name="T30">-1</text:span><text:span text:style-name="T26">] </text:span><text:span text:style-name="T25"># =&gt; 3</text:span><text:span text:style-name="T26"><text:line-break/></text:span><text:span text:style-name="T25"># Mirar fuera de los límites es un error 'IndexError'</text:span><text:span text:style-name="T26"><text:line-break/>lista[</text:span><text:span text:style-name="T30">4</text:span><text:span text:style-name="T26">] </text:span><text:span text:style-name="T25"># Levanta la excepción IndexError</text:span></text:p>
          </table:table-cell>
        </table:table-row>
      </table:table>
      <text:p text:style-name="P22"/>
      <text:p text:style-name="P22">Les llistes permeten obtenir una nova llista formada per un rang d'elements usant “:”. La part esquerra al “:” és on comença, i la part dreta on acaba. Si es fica un segon “:”, indica el nombre de passos del rang a prendre. Al final segueix una sintaxi “llista[inici:final:passos]”.</text:p>
      <text:p text:style-name="P22"><text:soft-page-break/></text:p>
      <text:p text:style-name="P22">A continuació, alguns exemples de rangs i altres operacions (concatenació, comprovar elements, grandària, esborrat, etc.) amb lliste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<text:span text:style-name="T25"># Puedes mirar por rango con la sintáxis de trozo.</text:span><text:span text:style-name="T26"><text:line-break/></text:span><text:span text:style-name="T25"># (Es un rango cerrado/abierto para los matemáticos.)</text:span><text:span text:style-name="T26"><text:line-break/>lista[</text:span><text:span text:style-name="T30">1</text:span><text:span text:style-name="T26">:</text:span><text:span text:style-name="T30">3</text:span><text:span text:style-name="T26">] </text:span><text:span text:style-name="T25"># =&gt; [2, 4]</text:span><text:span text:style-name="T26"><text:line-break/></text:span><text:span text:style-name="T25"># Omite el inicio</text:span><text:span text:style-name="T26"><text:line-break/>lista[</text:span><text:span text:style-name="T30">2</text:span><text:span text:style-name="T26">:] </text:span><text:span text:style-name="T25"># =&gt; [4, 3]</text:span><text:span text:style-name="T26"><text:line-break/></text:span><text:span text:style-name="T25"># Omite el final</text:span><text:span text:style-name="T26"><text:line-break/>lista[:</text:span><text:span text:style-name="T30">3</text:span><text:span text:style-name="T26">] </text:span><text:span text:style-name="T25"># =&gt; [1, 2, 4]</text:span><text:span text:style-name="T26"><text:line-break/></text:span><text:span text:style-name="T25"># Selecciona cada dos elementos</text:span><text:span text:style-name="T26"><text:line-break/>lista[::</text:span><text:span text:style-name="T30">2</text:span><text:span text:style-name="T26">] <text:s text:c="2"/></text:span><text:span text:style-name="T25"># =&gt;[1, 4]</text:span><text:span text:style-name="T26"><text:line-break/></text:span><text:span text:style-name="T25"># Invierte la lista</text:span><text:span text:style-name="T26"><text:line-break/>lista[::</text:span><text:span text:style-name="T30">-1</text:span><text:span text:style-name="T26">] <text:s text:c="2"/></text:span><text:span text:style-name="T25"># =&gt; [3, 4, 2, 1]</text:span><text:span text:style-name="T26"><text:line-break/></text:span><text:span text:style-name="T25"># Usa cualquier combinación de estos para crear trozos avanzados</text:span><text:span text:style-name="T26"><text:line-break/></text:span><text:span text:style-name="T25"># lista[inicio:final:pasos]</text:span><text:span text:style-name="T26"><text:line-break/><text:line-break/></text:span><text:span text:style-name="T25"># Remueve elementos arbitrarios de una lista con 'del'</text:span><text:span text:style-name="T26"><text:line-break/></text:span><text:span text:style-name="T28">del</text:span><text:span text:style-name="T26"> lista[</text:span><text:span text:style-name="T30">2</text:span><text:span text:style-name="T26">] </text:span><text:span text:style-name="T25"># lista ahora es [1, 2, 3]</text:span><text:span text:style-name="T26"><text:line-break/><text:line-break/></text:span><text:span text:style-name="T25"># Puedes sumar listas</text:span><text:span text:style-name="T26"><text:line-break/>lista + otra_lista </text:span><text:span text:style-name="T25"># =&gt; [1, 2, 3, 4, 5, 6] - Nota: lista y otra_lista no se tocan</text:span><text:span text:style-name="T26"><text:line-break/><text:line-break/></text:span><text:span text:style-name="T25"># Concatenar listas con 'extend'</text:span><text:span text:style-name="T26"><text:line-break/>lista.extend(otra_lista) </text:span><text:span text:style-name="T25"># lista ahora es [1, 2, 3, 4, 5, 6]</text:span><text:span text:style-name="T26"><text:line-break/><text:line-break/></text:span><text:span text:style-name="T25"># Verifica la existencia en una lista con 'in'</text:span><text:span text:style-name="T26"><text:line-break/></text:span><text:span text:style-name="T30">1</text:span><text:span text:style-name="T26"> </text:span><text:span text:style-name="T28">in</text:span><text:span text:style-name="T26"> lista </text:span><text:span text:style-name="T25"># =&gt; True</text:span><text:span text:style-name="T26"><text:line-break/><text:line-break/></text:span><text:span text:style-name="T25"># Examina el largo de una lista con 'len'</text:span><text:span text:style-name="T26"><text:line-break/>len(lista) </text:span><text:span text:style-name="T25"># =&gt; 6</text:span></text:p>
          </table:table-cell>
        </table:table-row>
      </table:table>
      <text:p text:style-name="P22"/>
      <text:p text:style-name="P22">Un altre element (menys utilitzat en Python que les llistes) són les tuplas. Les tuplas són com les llistes, només que són immutables (no podem canviar valors, afegir, es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><text:span text:style-name="T25"># Tuplas son como listas pero son inmutables.</text:span><text:span text:style-name="T26"><text:line-break/>tupla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)<text:line-break/>tupla[</text:span><text:span text:style-name="T30">0</text:span><text:span text:style-name="T26">] </text:span><text:span text:style-name="T25"># =&gt; 1</text:span><text:span text:style-name="T26"><text:line-break/>tupla[</text:span><text:span text:style-name="T30">0</text:span><text:span text:style-name="T26">] = </text:span><text:span text:style-name="T30">3</text:span><text:span text:style-name="T26"> <text:s/></text:span><text:span text:style-name="T25"># Levanta un error TypeError</text:span><text:span text:style-name="T26"><text:line-break/><text:line-break/></text:span><text:span text:style-name="T25"># También puedes hacer todas esas cosas que haces con listas</text:span><text:span text:style-name="T26"><text:line-break/>len(tupla) </text:span><text:span text:style-name="T25"># =&gt; 3</text:span><text:span text:style-name="T26"><text:line-break/>tupla + (</text:span><text:span text:style-name="T30">4</text:span><text:span text:style-name="T26">, </text:span><text:span text:style-name="T30">5</text:span><text:span text:style-name="T26">, </text:span><text:span text:style-name="T30">6</text:span><text:span text:style-name="T26">) </text:span><text:span text:style-name="T25"># =&gt; (1, 2, 3, 4, 5, 6)</text:span><text:span text:style-name="T26"><text:line-break/>tupla[:</text:span><text:span text:style-name="T30">2</text:span><text:span text:style-name="T26">] </text:span><text:span text:style-name="T25"># =&gt; (1, 2)</text:span><text:span text:style-name="T26"><text:line-break/></text:span><text:span text:style-name="T30">2</text:span><text:span text:style-name="T26"> </text:span><text:span text:style-name="T28">in</text:span><text:span text:style-name="T26"> tupla </text:span><text:span text:style-name="T25"># =&gt; True</text:span><text:span text:style-name="T26"><text:line-break/><text:line-break/></text:span><text:span text:style-name="T25"># Puedes desempacar tuplas (o listas) en variables</text:span><text:span text:style-name="T26"><text:line-break/>a, b, c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) <text:tab/></text:span><text:span text:style-name="T25"># a ahora es 1, b ahora es 2 y c ahora es 3</text:span><text:span text:style-name="T26"><text:line-break/></text:span><text:span text:style-name="T25"># Tuplas son creadas por defecto si omites los paréntesis</text:span><text:span text:style-name="T26"><text:line-break/>d, e, f = </text:span><text:span text:style-name="T30">4</text:span><text:span text:style-name="T26">, </text:span><text:span text:style-name="T30">5</text:span><text:span text:style-name="T26">, </text:span><text:span text:style-name="T30">6</text:span><text:span text:style-name="T26"><text:line-break/></text:span><text:span text:style-name="T25"># Ahora mira que fácil es intercambiar dos valores</text:span><text:span text:style-name="T26"><text:line-break/>e, d = d, e <text:tab/></text:span><text:span text:style-name="T25"># d ahora es 5 y e ahora es 4</text:span></text:p>
          </table:table-cell>
        </table:table-row>
      </table:table>
      <text:p text:style-name="P22"/>
      <text:p text:style-name="P22">Una altra estructura de dades interessant i òptima és la implementació de diccionaris (és a dir, associació clau/valor) en Python mitjançant l'estructura “{ }”. A continuació veiem alguns exemples.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"><text:span text:style-name="T25"># Diccionarios relacionan claves y valores</text:span><text:span text:style-name="T26"><text:line-break/>dicc_vacio = {}<text:line-break/></text:span><text:span text:style-name="T25"># Aquí está un diccionario pre-rellenado</text:span><text:span text:style-name="T26"><text:line-break/>dicc_lleno = {</text:span><text:span text:style-name="T29">"uno"</text:span><text:span text:style-name="T26">: </text:span><text:span text:style-name="T30">1</text:span><text:span text:style-name="T26">, </text:span><text:span text:style-name="T29">"dos"</text:span><text:span text:style-name="T26">: </text:span><text:span text:style-name="T30">2</text:span><text:span text:style-name="T26">, </text:span><text:span text:style-name="T29">"tres"</text:span><text:span text:style-name="T26">: </text:span><text:span text:style-name="T30">3</text:span><text:span text:style-name="T26">}<text:line-break/><text:line-break/></text:span><text:span text:style-name="T25"># Busca valores con []</text:span><text:span text:style-name="T26"><text:line-break/>dicc_lleno[</text:span><text:span text:style-name="T29">"uno"</text:span><text:span text:style-name="T26">] </text:span><text:span text:style-name="T25"># =&gt; 1</text:span><text:span text:style-name="T26"><text:line-break/><text:line-break/></text:span><text:span text:style-name="T25"># Obtén todas las claves como una lista con 'keys()'. Necesitamos envolver la llamada en 'list()' porque obtenemos un iterable. Hablaremos de eso luego.</text:span><text:span text:style-name="T26"><text:line-break/>list(dicc_lleno.keys()) </text:span><text:span text:style-name="T25"># =&gt; ["tres", "dos", "uno"]</text:span><text:span text:style-name="T26"><text:line-break/></text:span><text:span text:style-name="T25"># Nota - El orden de las claves del diccionario no está garantizada.</text:span><text:span text:style-name="T26"><text:line-break/></text:span><text:span text:style-name="T25"># Tus resultados podrían no ser los mismos del ejemplo.</text:span><text:span text:style-name="T26"><text:line-break/><text:line-break/></text:span><text:span text:style-name="T25"># Obtén todos los valores como una lista. Nuevamente necesitamos envolverlas en una lista para sacarlas del iterable.</text:span><text:span text:style-name="T26"><text:line-break/>list(dicc_lleno.values()) </text:span><text:span text:style-name="T25"># =&gt; [3, 2, 1]</text:span><text:span text:style-name="T26"><text:line-break/></text:span><text:span text:style-name="T25"># Nota - Lo mismo que con las claves, no se garantiza el orden.</text:span><text:span text:style-name="T26"><text:line-break/><text:line-break/></text:span><text:span text:style-name="T25"># Verifica la existencia de una llave en el diccionario con 'in'</text:span><text:span text:style-name="T26"><text:line-break/></text:span><text:span text:style-name="T29">"uno"</text:span><text:span text:style-name="T26"> </text:span><text:span text:style-name="T28">in</text:span><text:span text:style-name="T26"> dicc_lleno </text:span><text:span text:style-name="T25"># =&gt; True</text:span><text:span text:style-name="T26"><text:line-break/></text:span><text:span text:style-name="T30">1</text:span><text:span text:style-name="T26"> </text:span><text:span text:style-name="T28">in</text:span><text:span text:style-name="T26"> dicc_lleno </text:span><text:span text:style-name="T25"># =&gt; False</text:span><text:span text:style-name="T26"><text:line-break/><text:line-break/></text:span><text:span text:style-name="T25"># Buscar una llave inexistente deriva en KeyError</text:span><text:span text:style-name="T26"><text:line-break/>dicc_lleno[</text:span><text:span text:style-name="T29">"cuatro"</text:span><text:span text:style-name="T26">] </text:span><text:span text:style-name="T25"># KeyError</text:span><text:span text:style-name="T26"><text:line-break/><text:line-break/></text:span><text:span text:style-name="T25"># Usa el método 'get' para evitar la excepción KeyError</text:span><text:span text:style-name="T26"><text:line-break/>dicc_lleno.get(</text:span><text:span text:style-name="T29">"uno"</text:span><text:span text:style-name="T26">) </text:span><text:span text:style-name="T25"># =&gt; 1</text:span><text:span text:style-name="T26"><text:line-break/>dicc_lleno.get(</text:span><text:span text:style-name="T29">"cuatro"</text:span><text:span text:style-name="T26">) </text:span><text:span text:style-name="T25"># =&gt; None</text:span><text:span text:style-name="T26"><text:line-break/></text:span><text:span text:style-name="T25"># El método 'get' soporta un argumento por defecto cuando el valor no existe.</text:span><text:span text:style-name="T26"><text:line-break/>dicc_lleno.get(</text:span><text:span text:style-name="T29">"uno"</text:span><text:span text:style-name="T26">, </text:span><text:span text:style-name="T30">4</text:span><text:span text:style-name="T26">) </text:span><text:span text:style-name="T25"># =&gt; 1</text:span><text:span text:style-name="T26"><text:line-break/>dicc_lleno.get(</text:span><text:span text:style-name="T29">"cuatro"</text:span><text:span text:style-name="T26">, </text:span><text:span text:style-name="T30">4</text:span><text:span text:style-name="T26">) </text:span><text:span text:style-name="T25"># =&gt; 4</text:span><text:span text:style-name="T26"><text:line-break/><text:line-break/></text:span><text:span text:style-name="T25"># El método 'setdefault' inserta en un diccionario solo si la llave no está presente</text:span><text:span text:style-name="T26"><text:line-break/>dicc_lleno.setdefault(</text:span><text:span text:style-name="T29">"cinco"</text:span><text:span text:style-name="T26">, </text:span><text:span text:style-name="T30">5</text:span><text:span text:style-name="T26">) </text:span><text:span text:style-name="T25">#dicc_lleno["cinco"] es puesto con valor 5</text:span><text:span text:style-name="T26"><text:line-break/>dicc_lleno.setdefault(</text:span><text:span text:style-name="T29">"cinco"</text:span><text:span text:style-name="T26">, </text:span><text:span text:style-name="T30">6</text:span><text:span text:style-name="T26">) </text:span><text:span text:style-name="T25">#dicc_lleno["cinco"] todavía es 5</text:span><text:span text:style-name="T26"><text:line-break/></text:span><text:span text:style-name="T25"># Elimina claves de un diccionario con 'del'</text:span><text:span text:style-name="T26"><text:line-break/></text:span><text:span text:style-name="T28">del</text:span><text:span text:style-name="T26"> dicc_lleno[</text:span><text:span text:style-name="T29">'uno'</text:span><text:span text:style-name="T26">] </text:span><text:span text:style-name="T25"># Remueve la llave 'uno' de dicc_lleno</text:span></text:p>
          </table:table-cell>
        </table:table-row>
      </table:table>
      <text:p text:style-name="P22"/>
      <text:p text:style-name="P22">Una altra estructura de dades òptima per a aquest procés són els conjunts. Permet fer de manera òptima operacions relacionades amb els conjunts (intersecció, unió, etc.).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25"># Sets (conjuntos) almacenan conjuntos</text:span><text:span text:style-name="T26"><text:line-break/>conjunto_vacio = set()<text:line-break/></text:span><text:span text:style-name="T25"># Inicializar un conjunto con montón de valores. Yeah, se ve un poco como un diccionario. Lo siento.</text:span><text:span text:style-name="T26"><text:line-break/>un_conjunto = {</text:span><text:span text:style-name="T30">1</text:span><text:span text:style-name="T26">,</text:span><text:span text:style-name="T30">2</text:span><text:span text:style-name="T26">,</text:span><text:span text:style-name="T30">2</text:span><text:span text:style-name="T26">,</text:span><text:span text:style-name="T30">3</text:span><text:span text:style-name="T26">,</text:span><text:span text:style-name="T30">4</text:span><text:span text:style-name="T26">} </text:span><text:span text:style-name="T25"># un_conjunto ahora es {1, 2, 3, 4}</text:span><text:span text:style-name="T26"><text:line-break/><text:line-break/></text:span><text:span text:style-name="T25"># Añade más valores a un conjunto</text:span><text:span text:style-name="T26"><text:line-break/>conjunto_lleno.add(</text:span><text:span text:style-name="T30">5</text:span><text:span text:style-name="T26">) </text:span><text:span text:style-name="T25"># conjunto_lleno ahora es {1, 2, 3, 4, 5}</text:span><text:span text:style-name="T26"><text:line-break/><text:line-break/></text:span><text:span text:style-name="T25"># Haz intersección de conjuntos con &amp;</text:span><text:span text:style-name="T26"><text:line-break/>otro_conjunto = {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}<text:line-break/>conjunto_lleno &amp; otro_conjunto </text:span><text:span text:style-name="T25"># =&gt; {3, 4, 5}</text:span><text:span text:style-name="T26"><text:line-break/><text:line-break/></text:span><text:span text:style-name="T25"># Haz unión de conjuntos con |</text:span><text:span text:style-name="T26"><text:line-break/>conjunto_lleno | otro_conjunto </text:span><text:span text:style-name="T25"># =&gt; {1, 2, 3, 4, 5, 6}</text:span><text:span text:style-name="T26"><text:line-break/><text:line-break/></text:span><text:span text:style-name="T25"># Haz diferencia de conjuntos con -</text:span><text:span text:style-name="T26"><text:line-break/>{</text:span><text:span text:style-name="T30">1</text:span><text:span text:style-name="T26">,</text:span><text:span text:style-name="T30">2</text:span><text:span text:style-name="T26">,</text:span><text:span text:style-name="T30">3</text:span><text:span text:style-name="T26">,</text:span><text:span text:style-name="T30">4</text:span><text:span text:style-name="T26">} - {</text:span><text:span text:style-name="T30">2</text:span><text:span text:style-name="T26">,</text:span><text:span text:style-name="T30">3</text:span><text:span text:style-name="T26">,</text:span><text:span text:style-name="T30">5</text:span><text:span text:style-name="T26">} </text:span><text:span text:style-name="T25"># =&gt; {1, 4}</text:span><text:span text:style-name="T26"><text:line-break/><text:line-break/></text:span><text:span text:style-name="T25"># Verifica la existencia en un conjunto con 'in'</text:span><text:span text:style-name="T26"><text:line-break/></text:span><text:span text:style-name="T30">2</text:span><text:span text:style-name="T26"> </text:span><text:span text:style-name="T28">in</text:span><text:span text:style-name="T26"> conjunto_lleno </text:span><text:span text:style-name="T25"># =&gt; True</text:span><text:span text:style-name="T26"><text:line-break/></text:span><text:span text:style-name="T30">10</text:span><text:span text:style-name="T26"> </text:span><text:span text:style-name="T28">in</text:span><text:span text:style-name="T26"> conjunto_lleno </text:span><text:span text:style-name="T25"># =&gt; False</text:span></text:p>
          </table:table-cell>
        </table:table-row>
      </table:table>
      <text:p text:style-name="P22"/>
      <text:list xml:id="list110043252794698" text:continue-numbering="true" text:style-name="WWNum4">
        <text:list-item>
          <text:list>
            <text:list-item>
              <text:p text:style-name="P36"><text:bookmark text:name="_ahdqajdbvf5b"/>Control de flux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<text:span text:style-name="T25">####################################################</text:span><text:span text:style-name="T26"><text:line-break/></text:span><text:span text:style-name="T25">## 3. Control de Flujo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Ací veiem exemples de com utilitzar l'estructura de control de flux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7"><text:span text:style-name="T25"># Creemos una variable para experimentar</text:span><text:span text:style-name="T26"><text:line-break/>some_var = </text:span><text:span text:style-name="T30">5</text:span><text:span text:style-name="T26"><text:line-break/><text:line-break/></text:span><text:span text:style-name="T25"># Aquí está una declaración de un 'if'. ¡La indentación es significativa en Python!</text:span><text:span text:style-name="T26"><text:line-break/></text:span><text:span text:style-name="T25"># imprime "una_variable es menor que 10"</text:span><text:span text:style-name="T26"><text:line-break/></text:span><text:span text:style-name="T28">if</text:span><text:span text:style-name="T26"> una_variable &gt; </text:span><text:span text:style-name="T30">10</text:span><text:span text:style-name="T26">:<text:line-break/><text:tab/>print(</text:span><text:span text:style-name="T29">"una_variable es completamente mas grande que 10."</text:span><text:span text:style-name="T26">)<text:line-break/></text:span><text:span text:style-name="T28">elif</text:span><text:span text:style-name="T26"> una_variable &lt; </text:span><text:span text:style-name="T30">10</text:span><text:span text:style-name="T26">:<text:tab/></text:span><text:span text:style-name="T25"># Este condición 'elif' es opcional.</text:span><text:span text:style-name="T26"><text:line-break/><text:tab/>print(</text:span><text:span text:style-name="T29">"una_variable es mas chica que 10."</text:span><text:span text:style-name="T26">)<text:line-break/></text:span><text:span text:style-name="T28">else</text:span><text:span text:style-name="T26">: <text:s text:c="6"/><text:tab/></text:span><text:span text:style-name="T25"># Esto también es opcional.</text:span><text:span text:style-name="T26"><text:line-break/><text:tab/>print(</text:span><text:span text:style-name="T29">"una_variable es de hecho 10."</text:span><text:span text:style-name="T26">)</text:span></text:p>
          </table:table-cell>
        </table:table-row>
      </table:table>
      <text:p text:style-name="P22"/>
      <text:p text:style-name="P22">Ací veiem com utilitzar l'estructura “for” per a iterar sobre cada element dels elements que Python considera “iterables” (llestes, tuples, diccionaris, etc.).</text:p>
      <text:p text:style-name="P22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7"><text:span text:style-name="T29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6"><text:line-break/></text:span><text:span text:style-name="T28">for</text:span><text:span text:style-name="T26"> animal </text:span><text:span text:style-name="T28">in</text:span><text:span text:style-name="T26"> [</text:span><text:span text:style-name="T29">"perro"</text:span><text:span text:style-name="T26">, </text:span><text:span text:style-name="T29">"gato"</text:span><text:span text:style-name="T26">, </text:span><text:span text:style-name="T29">"raton"</text:span><text:span text:style-name="T26">]:<text:line-break/><text:tab/>print(</text:span><text:span text:style-name="T29">"{} es un mamifero"</text:span><text:span text:style-name="T26">.format(animal))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La funció “range” és un generador de números. Ens pot ajudar per a realitzar iteracions numèriques utilitzant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<text:span text:style-name="T29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6"><text:line-break/></text:span><text:span text:style-name="T28">for</text:span><text:span text:style-name="T26"> i </text:span><text:span text:style-name="T28">in</text:span><text:span text:style-name="T26"> range(</text:span><text:span text:style-name="T30">4</text:span><text:span text:style-name="T26">):<text:line-break/><text:tab/>print(i)</text:span></text:p>
          </table:table-cell>
        </table:table-row>
      </table:table>
      <text:p text:style-name="P22"/>
      <text:p text:style-name="P22">L'estructura de control de flux “While”, itera mentre una condició siga c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7"><text:span text:style-name="T29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6"><text:line-break/>x = </text:span><text:span text:style-name="T30">0</text:span><text:span text:style-name="T26"><text:line-break/></text:span><text:span text:style-name="T28">while</text:span><text:span text:style-name="T26"> x &lt; </text:span><text:span text:style-name="T30">4</text:span><text:span text:style-name="T26">:<text:line-break/><text:tab/>print(x)<text:line-break/><text:tab/>x += </text:span><text:span text:style-name="T30">1</text:span><text:span text:style-name="T26"> <text:s/></text:span><text:span text:style-name="T25"># versión corta de x = x + 1</text:span></text:p>
          </table:table-cell>
        </table:table-row>
      </table:table>
      <text:p text:style-name="P22"/>
      <text:p text:style-name="Standard">Python 3 permet el maneig d'excepcions mitjançant “try” i “catch” com s'observa ac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7"><text:span text:style-name="T25"># Maneja excepciones con un bloque try/except</text:span><text:span text:style-name="T26"><text:line-break/></text:span><text:span text:style-name="T28">try</text:span><text:span text:style-name="T26">:<text:line-break/><text:tab/></text:span><text:span text:style-name="T25"># Usa raise para levantar un error</text:span><text:span text:style-name="T26"><text:line-break/><text:tab/></text:span><text:span text:style-name="T28">raise</text:span><text:span text:style-name="T26"> IndexError(</text:span><text:span text:style-name="T29">"Este es un error de indice"</text:span><text:span text:style-name="T26">)<text:line-break/></text:span><text:span text:style-name="T28">except</text:span><text:span text:style-name="T26"> IndexError </text:span><text:span text:style-name="T28">as</text:span><text:span text:style-name="T26"> e:<text:line-break/><text:tab/></text:span><text:span text:style-name="T28">pass</text:span><text:span text:style-name="T26"><text:tab/></text:span><text:span text:style-name="T25"># Pass no hace nada (“pasa”). Usualmente aquí harias alguna recuperacion.</text:span></text:p>
          </table:table-cell>
        </table:table-row>
      </table:table>
      <text:p text:style-name="P22"/>
      <text:p text:style-name="P22"/>
      <text:p text:style-name="P22">Ací veiem un exemple de com crear elements iterables i algunes propietats. En l'exemple, treballarem utilitzant les “claus” (keys) d'un diccionari i poder recórrer-los amb un for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7"><text:span text:style-name="T25"># Python ofrece una abstracción fundamental llamada Iterable.</text:span><text:span text:style-name="T26"><text:line-break/></text:span><text:span text:style-name="T25"># Un iterable es un objeto que puede ser tratado como una sequencia.</text:span><text:span text:style-name="T26"><text:line-break/></text:span><text:span text:style-name="T25"># El objeto es retornado por la función 'range' es un iterable.</text:span><text:span text:style-name="T26"><text:line-break/><text:line-break/>dicc_lleno = {</text:span><text:span text:style-name="T29">"uno"</text:span><text:span text:style-name="T26">: </text:span><text:span text:style-name="T30">1</text:span><text:span text:style-name="T26">, </text:span><text:span text:style-name="T29">"dos"</text:span><text:span text:style-name="T26">: </text:span><text:span text:style-name="T30">2</text:span><text:span text:style-name="T26">, </text:span><text:span text:style-name="T29">"tres"</text:span><text:span text:style-name="T26">: </text:span><text:span text:style-name="T30">3</text:span><text:span text:style-name="T26">}<text:line-break/>nuestro_iterable = dicc_lleno.keys()<text:line-break/>print(nuestro_iterable) </text:span><text:span text:style-name="T25"># =&gt; dict_keys(['uno', 'dos', 'tres']). Este es un objeto que implementa nuestra interfaz Iterable</text:span><text:span text:style-name="T26"><text:line-break/><text:line-break/>Podemos recorrerla.<text:line-break/></text:span><text:span text:style-name="T28">for</text:span><text:span text:style-name="T26"> i </text:span><text:span text:style-name="T28">in</text:span><text:span text:style-name="T26"> nuestro_iterable:<text:line-break/><text:tab/>print(i)<text:tab/></text:span><text:span text:style-name="T25"># Imprime uno, dos, tres</text:span><text:span text:style-name="T26"><text:line-break/><text:line-break/></text:span><text:span text:style-name="T25"># Aunque no podemos selecionar un elemento por su índice.</text:span><text:span text:style-name="T26"><text:line-break/>nuestro_iterable[</text:span><text:span text:style-name="T30">1</text:span><text:span text:style-name="T26">] <text:s/></text:span><text:span text:style-name="T25"># Genera un TypeError</text:span><text:span text:style-name="T26"><text:line-break/><text:line-break/></text:span><text:span text:style-name="T25"># Un iterable es un objeto que sabe como crear un iterador.</text:span><text:span text:style-name="T26"><text:line-break/>nuestro_iterator = iter(nuestro_iterable)<text:line-break/><text:line-break/></text:span><text:span text:style-name="T25"># Nuestro iterador es un objeto que puede recordar el estado mientras lo recorremos.</text:span><text:span text:style-name="T26"><text:line-break/></text:span><text:span text:style-name="T25"># Obtenemos el siguiente objeto llamando la función __next__.</text:span><text:span text:style-name="T26"><text:line-break/>nuestro_iterator.__next__() <text:s/></text:span><text:span text:style-name="T25"># =&gt; "uno"</text:span><text:span text:style-name="T26"><text:line-break/><text:line-break/></text:span><text:span text:style-name="T25"># Mantiene el estado mientras llamamos __next__.</text:span><text:span text:style-name="T26"><text:line-break/>nuestro_iterator.__next__() <text:s/></text:span><text:span text:style-name="T25"># =&gt; "dos"</text:span><text:span text:style-name="T26"><text:line-break/>nuestro_iterator.__next__() <text:s/></text:span><text:span text:style-name="T25"># =&gt; "tres"</text:span><text:span text:style-name="T26"><text:line-break/><text:line-break/></text:span><text:span text:style-name="T25"># Después que el iterador ha retornado todos sus datos, da una excepción StopIterator.</text:span><text:span text:style-name="T26"><text:line-break/>nuestro_iterator.__next__() </text:span><text:span text:style-name="T25"># Genera StopIteration</text:span><text:span text:style-name="T26"><text:line-break/><text:line-break/></text:span><text:span text:style-name="T25"># Puedes obtener todos los elementos de un iterador llamando a list() en el.</text:span><text:span text:style-name="T26"><text:line-break/>list(dicc_lleno.keys()) <text:s/></text:span><text:span text:style-name="T25"># =&gt; Retorna ["uno", "dos", "tres"]</text:span></text:p>
          </table:table-cell>
        </table:table-row>
      </table:table>
      <text:p text:style-name="P22"/>
      <text:list xml:id="list110043353443261" text:continue-numbering="true" text:style-name="WWNum4">
        <text:list-item>
          <text:list>
            <text:list-item>
              <text:p text:style-name="P36"><text:bookmark text:name="_wcxxdvqdy9qt"/>Funcion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7"><text:span text:style-name="T25">####################################################</text:span><text:span text:style-name="T26"><text:line-break/></text:span><text:span text:style-name="T25">## 4. Funcion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Ací alguns exemples de definició i crida de funcions en Python 3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7"><text:span text:style-name="T25"># Usa 'def' para crear nuevas funciones</text:span><text:span text:style-name="T26"><text:line-break/></text:span><text:span text:style-name="T28">def</text:span><text:span text:style-name="T26"> </text:span><text:span text:style-name="T32">add</text:span><text:span text:style-name="T26">(x, y):<text:line-break/><text:tab/>print(</text:span><text:span text:style-name="T29">"x es {} y y es {}"</text:span><text:span text:style-name="T26">.format(x, y))<text:line-break/><text:tab/></text:span><text:span text:style-name="T28">return</text:span><text:span text:style-name="T26"> x + y<text:tab/></text:span><text:span text:style-name="T25"># Retorna valores con una la declaración return</text:span><text:span text:style-name="T26"><text:line-break/><text:line-break/></text:span><text:span text:style-name="T25"># Llamando funciones con parámetros</text:span><text:span text:style-name="T26"><text:line-break/>add(</text:span><text:span text:style-name="T30">5</text:span><text:span text:style-name="T26">, </text:span><text:span text:style-name="T30">6</text:span><text:span text:style-name="T26">) </text:span><text:span text:style-name="T25"># =&gt; imprime "x es 5 y y es 6" y retorna 11</text:span><text:span text:style-name="T26"><text:line-break/><text:line-break/></text:span><text:span text:style-name="T25"># Otra forma de llamar funciones es con argumentos de palabras claves</text:span><text:span text:style-name="T26"><text:line-break/>add(y=</text:span><text:span text:style-name="T30">6</text:span><text:span text:style-name="T26">, x=</text:span><text:span text:style-name="T30">5</text:span><text:span text:style-name="T26">) <text:s text:c="2"/></text:span><text:span text:style-name="T25"># Argumentos de palabra clave pueden ir en cualquier orden.</text:span><text:span text:style-name="T26"><text:line-break/><text:line-break/><text:line-break/></text:span><text:span text:style-name="T25"># Puedes definir funciones que tomen un número variable de argumentos</text:span><text:span text:style-name="T26"><text:line-break/></text:span><text:span text:style-name="T28">def</text:span><text:span text:style-name="T26"> </text:span><text:span text:style-name="T32">varargs</text:span><text:span text:style-name="T26">(*args):<text:line-break/><text:tab/></text:span><text:span text:style-name="T28">return</text:span><text:span text:style-name="T26"> args<text:line-break/><text:line-break/>varargs(</text:span><text:span text:style-name="T30">1</text:span><text:span text:style-name="T26">, </text:span><text:span text:style-name="T30">2</text:span><text:span text:style-name="T26">, </text:span><text:span text:style-name="T30">3</text:span><text:span text:style-name="T26">) </text:span><text:span text:style-name="T25"># =&gt; (1,2,3)</text:span><text:span text:style-name="T26"><text:line-break/><text:line-break/><text:line-break/></text:span><text:span text:style-name="T25"># Puedes definir funciones que toman un número variable de argumentos</text:span><text:span text:style-name="T26"><text:line-break/></text:span><text:span text:style-name="T25"># de palabras claves</text:span><text:span text:style-name="T26"><text:line-break/></text:span><text:span text:style-name="T28">def</text:span><text:span text:style-name="T26"> </text:span><text:span text:style-name="T32">keyword_args</text:span><text:span text:style-name="T26">(**kwargs):<text:line-break/><text:tab/></text:span><text:span text:style-name="T28">return</text:span><text:span text:style-name="T26"> kwargs<text:line-break/><text:line-break/></text:span><text:span text:style-name="T25"># Llamémosla para ver que sucede</text:span><text:span text:style-name="T26"><text:line-break/>keyword_args(pie=</text:span><text:span text:style-name="T29">"grande"</text:span><text:span text:style-name="T26">, lago=</text:span><text:span text:style-name="T29">"ness"</text:span><text:span text:style-name="T26">) </text:span><text:span text:style-name="T25"># =&gt; {"pie": "grande", "lago": "ness"}</text:span><text:span text:style-name="T26"><text:line-break/><text:line-break/><text:line-break/></text:span><text:span text:style-name="T25"># Puedes hacer ambas a la vez si quieres</text:span><text:span text:style-name="T26"><text:line-break/></text:span><text:span text:style-name="T28">def</text:span><text:span text:style-name="T26"> </text:span><text:span text:style-name="T32">todos_los_argumentos</text:span><text:span text:style-name="T26">(*args, **kwargs):<text:line-break/><text:tab/></text:span><text:span text:style-name="T28">print</text:span><text:span text:style-name="T26"> args<text:line-break/><text:tab/></text:span><text:span text:style-name="T28">print</text:span><text:span text:style-name="T26"> kwargs<text:line-break/></text:span><text:span text:style-name="T29">"""<text:line-break/>todos_los_argumentos(1, 2, a=3, b=4) imprime:<text:line-break/><text:tab/>(1, 2)<text:line-break/><text:tab/>{"a": 3, "b": 4}<text:line-break/>"""</text:span><text:span text:style-name="T26"><text:line-break/><text:line-break/></text:span><text:span text:style-name="T25"># ¡Cuando llames funciones, puedes hacer lo opuesto a varargs/kwargs!</text:span><text:span text:style-name="T26"><text:line-break/></text:span><text:span text:style-name="T25"># Usa * para expandir tuplas y usa ** para expandir argumentos de palabras claves.</text:span><text:span text:style-name="T26"><text:line-break/>args = (</text:span><text:span text:style-name="T30">1</text:span><text:span text:style-name="T26">, </text:span><text:span text:style-name="T30">2</text:span><text:span text:style-name="T26">, </text:span><text:span text:style-name="T30">3</text:span><text:span text:style-name="T26">, </text:span><text:span text:style-name="T30">4</text:span><text:span text:style-name="T26">)<text:line-break/>kwargs = {</text:span><text:span text:style-name="T29">"a"</text:span><text:span text:style-name="T26">: </text:span><text:span text:style-name="T30">3</text:span><text:span text:style-name="T26">, </text:span><text:span text:style-name="T29">"b"</text:span><text:span text:style-name="T26">: </text:span><text:span text:style-name="T30">4</text:span><text:span text:style-name="T26">}<text:line-break/>todos_los_argumentos(*args) </text:span><text:span text:style-name="T25"># es equivalente a foo(1, 2, 3, 4)</text:span><text:span text:style-name="T26"><text:line-break/>todos_los_argumentos(**kwargs) </text:span><text:span text:style-name="T25"># es equivalente a foo(a=3, b=4)</text:span><text:span text:style-name="T26"><text:line-break/>todos_los_argumentos(*args, **kwargs) </text:span><text:span text:style-name="T25"># es equivalente a foo(1, 2, 3, 4, a=3, b=4)</text:span></text:p>
          </table:table-cell>
        </table:table-row>
      </table:table>
      <text:p text:style-name="P22"/>
      <text:p text:style-name="P22">Per a facilitar algunes operacions, Python permet tant funcions definides (de primera classe) com a funcions anònimes. Aquestes funcions anònimes ens ajuden sobretot a utilitzar “programació funcional” amb funcions com “map”, “filter” i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7"><text:span text:style-name="T25"># Python tiene funciones de primera clase</text:span><text:span text:style-name="T26"><text:line-break/></text:span><text:span text:style-name="T28">def</text:span><text:span text:style-name="T26"> </text:span><text:span text:style-name="T32">crear_suma</text:span><text:span text:style-name="T26">(x):<text:line-break/><text:tab/></text:span><text:span text:style-name="T28">def</text:span><text:span text:style-name="T26"> </text:span><text:span text:style-name="T32">suma</text:span><text:span text:style-name="T26">(y):<text:line-break/> <text:s text:c="3"/><text:tab/></text:span><text:span text:style-name="T28">return</text:span><text:span text:style-name="T26"> x + y<text:line-break/><text:tab/></text:span><text:span text:style-name="T28">return</text:span><text:span text:style-name="T26"> suma<text:line-break/><text:line-break/>sumar_10 = crear_suma(</text:span><text:span text:style-name="T30">10</text:span><text:span text:style-name="T26">)<text:line-break/>sumar_10(</text:span><text:span text:style-name="T30">3</text:span><text:span text:style-name="T26">) </text:span><text:span text:style-name="T25"># =&gt; 13</text:span><text:span text:style-name="T26"><text:line-break/><text:line-break/></text:span><text:span text:style-name="T25"># También hay funciones anónimas</text:span><text:span text:style-name="T26"><text:line-break/>(</text:span><text:span text:style-name="T28">lambda</text:span><text:span text:style-name="T26"> x: x &gt; </text:span><text:span text:style-name="T30">2</text:span><text:span text:style-name="T26">)(</text:span><text:span text:style-name="T30">3</text:span><text:span text:style-name="T26">) </text:span><text:span text:style-name="T25"># =&gt; True</text:span><text:span text:style-name="T26"><text:line-break/><text:line-break/></text:span><text:span text:style-name="T25"># Hay funciones integradas de orden superior</text:span><text:span text:style-name="T26"><text:line-break/>map(sumar_10, [</text:span><text:span text:style-name="T30">1</text:span><text:span text:style-name="T26">,</text:span><text:span text:style-name="T30">2</text:span><text:span text:style-name="T26">,</text:span><text:span text:style-name="T30">3</text:span><text:span text:style-name="T26">]) </text:span><text:span text:style-name="T25"># =&gt; [11, 12, 13]</text:span><text:span text:style-name="T26"><text:line-break/>filter(</text:span><text:span text:style-name="T28">lambda</text:span><text:span text:style-name="T26"> x: x &gt; </text:span><text:span text:style-name="T30">5</text:span><text:span text:style-name="T26">, [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, </text:span><text:span text:style-name="T30">7</text:span><text:span text:style-name="T26">]) </text:span><text:span text:style-name="T25"># =&gt; [6, 7]</text:span><text:span text:style-name="T26"><text:line-break/><text:line-break/></text:span><text:span text:style-name="T25"># Podemos usar listas por comprensión para mapeos y filtros agradables</text:span><text:span text:style-name="T26"><text:line-break/>[add_10(i) </text:span><text:span text:style-name="T28">for</text:span><text:span text:style-name="T26"> i </text:span><text:span text:style-name="T28">in</text:span><text:span text:style-name="T26"> [</text:span><text:span text:style-name="T30">1</text:span><text:span text:style-name="T26">, </text:span><text:span text:style-name="T30">2</text:span><text:span text:style-name="T26">, </text:span><text:span text:style-name="T30">3</text:span><text:span text:style-name="T26">]] <text:s/></text:span><text:span text:style-name="T25"># =&gt; [11, 12, 13]</text:span><text:span text:style-name="T26"><text:line-break/>[x </text:span><text:span text:style-name="T28">for</text:span><text:span text:style-name="T26"> x </text:span><text:span text:style-name="T28">in</text:span><text:span text:style-name="T26"> [</text:span><text:span text:style-name="T30">3</text:span><text:span text:style-name="T26">, </text:span><text:span text:style-name="T30">4</text:span><text:span text:style-name="T26">, </text:span><text:span text:style-name="T30">5</text:span><text:span text:style-name="T26">, </text:span><text:span text:style-name="T30">6</text:span><text:span text:style-name="T26">, </text:span><text:span text:style-name="T30">7</text:span><text:span text:style-name="T26">] </text:span><text:span text:style-name="T28">if</text:span><text:span text:style-name="T26"> x &gt; </text:span><text:span text:style-name="T30">5</text:span><text:span text:style-name="T26">] </text:span><text:span text:style-name="T25"># =&gt; [6, 7]</text:span><text:span text:style-name="T26"><text:line-break/></text:span><text:span text:style-name="T25"># también hay diccionarios</text:span><text:span text:style-name="T26"><text:line-break/>{k:k**</text:span><text:span text:style-name="T30">2</text:span><text:span text:style-name="T26"> </text:span><text:span text:style-name="T28">for</text:span><text:span text:style-name="T26"> k </text:span><text:span text:style-name="T28">in</text:span><text:span text:style-name="T26"> range(</text:span><text:span text:style-name="T30">3</text:span><text:span text:style-name="T26">)} </text:span><text:span text:style-name="T25"># =&gt; {0: 0, 1: 1, 2: 4}</text:span><text:span text:style-name="T26"><text:line-break/></text:span><text:span text:style-name="T25"># y conjuntos por comprensión</text:span><text:span text:style-name="T26"><text:line-break/>{c </text:span><text:span text:style-name="T28">for</text:span><text:span text:style-name="T26"> c </text:span><text:span text:style-name="T28">in</text:span><text:span text:style-name="T26"> </text:span><text:span text:style-name="T29">"la cadena"</text:span><text:span text:style-name="T26">} </text:span><text:span text:style-name="T25"># =&gt; {'d', 'l', 'a', 'n', ' ', 'c', 'e'}</text:span></text:p>
          </table:table-cell>
        </table:table-row>
      </table:table>
      <text:list xml:id="list110044090213769" text:continue-numbering="true" text:style-name="WWNum4">
        <text:list-item>
          <text:list>
            <text:list-item>
              <text:p text:style-name="P36"><text:bookmark text:name="_i4mnnyx6m2x5"/>Clas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7"><text:span text:style-name="T25">####################################################</text:span><text:span text:style-name="T26"><text:line-break/></text:span><text:span text:style-name="T25">## 5. Clase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Les classes en Python, hereten inicialment de l'objecte predefinit “object”. Ací un exemple de definició de classe amb atributs, constructor i mètode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7"><text:span text:style-name="T25"># Heredamos de object para obtener una clase.</text:span><text:span text:style-name="T26"><text:line-break/></text:span><text:span text:style-name="T28">class</text:span><text:span text:style-name="T26"> </text:span><text:span text:style-name="T33">Humano</text:span><text:span text:style-name="T26">(object):<text:line-break/><text:line-break/><text:tab/></text:span><text:span text:style-name="T25"># Un atributo de clase es compartido por todas las instancias de esta clase</text:span><text:span text:style-name="T26"><text:line-break/><text:tab/>especie = </text:span><text:span text:style-name="T29">"H. sapiens"</text:span><text:span text:style-name="T26"><text:line-break/><text:line-break/><text:tab/></text:span><text:span text:style-name="T25"># Constructor basico</text:span><text:span text:style-name="T26"><text:line-break/><text:tab/></text:span><text:span text:style-name="T28">def</text:span><text:span text:style-name="T26"> </text:span><text:span text:style-name="T32">__init__</text:span><text:span text:style-name="T26">(self, nombre):<text:line-break/> <text:s text:c="3"/><text:tab/></text:span><text:span text:style-name="T25"># Asigna el argumento al atributo nombre de la instancia</text:span><text:span text:style-name="T26"><text:line-break/> <text:s text:c="3"/><text:tab/> <text:s text:c="4"/>self.nombre = nombre<text:line-break/><text:line-break/><text:tab/></text:span><text:span text:style-name="T25"># Un metodo de instancia. Todos los metodos toman self como primer argumento</text:span><text:span text:style-name="T26"><text:line-break/><text:tab/></text:span><text:span text:style-name="T28">def</text:span><text:span text:style-name="T26"> </text:span><text:span text:style-name="T32">decir</text:span><text:span text:style-name="T26">(self, msg):<text:line-break/> <text:s text:c="2"/><text:tab/> <text:s text:c="4"/></text:span><text:span text:style-name="T28">return</text:span><text:span text:style-name="T26"> </text:span><text:span text:style-name="T29">"%s: %s"</text:span><text:span text:style-name="T26"> % (self.nombre, msg)<text:line-break/><text:line-break/><text:tab/></text:span><text:span text:style-name="T25"># Un metodo de clase es compartido a través de todas las instancias</text:span><text:span text:style-name="T26"><text:line-break/><text:tab/></text:span><text:span text:style-name="T25"># Son llamados con la clase como primer argumento</text:span><text:span text:style-name="T26"><text:line-break/></text:span><text:span text:style-name="T34"><text:tab/>@classmethod</text:span><text:span text:style-name="T26"><text:line-break/><text:tab/></text:span><text:span text:style-name="T28">def</text:span><text:span text:style-name="T26"> </text:span><text:span text:style-name="T32">get_especie</text:span><text:span text:style-name="T26">(cls):<text:line-break/> <text:s text:c="3"/><text:tab/> <text:s text:c="4"/></text:span><text:span text:style-name="T28">return</text:span><text:span text:style-name="T26"> cls.especie<text:line-break/><text:line-break/><text:tab/></text:span><text:span text:style-name="T25"># Un metodo estatico es llamado sin la clase o instancia como referencia</text:span><text:span text:style-name="T26"><text:line-break/></text:span><text:span text:style-name="T34"><text:tab/>@staticmethod</text:span><text:span text:style-name="T26"><text:line-break/><text:tab/></text:span><text:span text:style-name="T28">def</text:span><text:span text:style-name="T26"> </text:span><text:span text:style-name="T32">roncar</text:span><text:span text:style-name="T26">():<text:line-break/> <text:s text:c="3"/><text:tab/> <text:s text:c="4"/></text:span><text:span text:style-name="T28">return</text:span><text:span text:style-name="T26"> </text:span><text:span text:style-name="T29">"*roncar*"</text:span><text:span text:style-name="T26"><text:line-break/><text:line-break/><text:line-break/></text:span><text:span text:style-name="T25"># Instancia una clase</text:span><text:span text:style-name="T26"><text:line-break/>i = Humano(nombre=</text:span><text:span text:style-name="T29">"Ian"</text:span><text:span text:style-name="T26">)<text:line-break/></text:span><text:span text:style-name="T28">print</text:span><text:span text:style-name="T26"> i.decir(</text:span><text:span text:style-name="T29">"hi"</text:span><text:span text:style-name="T26">) <text:tab/></text:span><text:span text:style-name="T25"># imprime "Ian: hi"</text:span><text:span text:style-name="T26"><text:line-break/><text:line-break/>j = Humano(</text:span><text:span text:style-name="T29">"Joel"</text:span><text:span text:style-name="T26">)<text:line-break/></text:span><text:span text:style-name="T28">print</text:span><text:span text:style-name="T26"> j.decir(</text:span><text:span text:style-name="T29">"hello"</text:span><text:span text:style-name="T26">) <text:s/></text:span><text:span text:style-name="T25">#imprime "Joel: hello"</text:span><text:span text:style-name="T26"><text:line-break/><text:line-break/></text:span><text:span text:style-name="T25"># Llama nuestro método de clase</text:span><text:span text:style-name="T26"><text:line-break/>i.get_especie() </text:span><text:span text:style-name="T25"># =&gt; "H. sapiens"</text:span><text:span text:style-name="T26"><text:line-break/><text:line-break/></text:span><text:span text:style-name="T25"># Cambia los atributos compartidos</text:span><text:span text:style-name="T26"><text:line-break/>Humano.especie = </text:span><text:span text:style-name="T29">"H. neanderthalensis"</text:span><text:span text:style-name="T26"><text:line-break/>i.get_especie() </text:span><text:span text:style-name="T25"># =&gt; "H. neanderthalensis"</text:span><text:span text:style-name="T26"><text:line-break/>j.get_especie() </text:span><text:span text:style-name="T25"># =&gt; "H. neanderthalensis"</text:span><text:span text:style-name="T26"><text:line-break/><text:line-break/></text:span><text:span text:style-name="T25"># Llama al método estático</text:span><text:span text:style-name="T26"><text:line-break/>Humano.roncar() </text:span><text:span text:style-name="T25"># =&gt; "*roncar*"</text:span></text:p>
          </table:table-cell>
        </table:table-row>
        <table:table-row table:style-name="Table30.1">
          <table:table-cell table:style-name="Table30.A1" office:value-type="string">
            <text:p text:style-name="P18"/>
          </table:table-cell>
        </table:table-row>
      </table:table>
      <text:p text:style-name="P22"><text:soft-page-break/></text:p>
      <text:list xml:id="list110043996100453" text:continue-numbering="true" text:style-name="WWNum4">
        <text:list-item>
          <text:list>
            <text:list-item>
              <text:p text:style-name="P36"><text:bookmark text:name="_bfvl3lx14x8t"/>Módul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7"><text:span text:style-name="T25">####################################################</text:span><text:span text:style-name="T26"><text:line-break/></text:span><text:span text:style-name="T25">## 6. Módulos</text:span><text:span text:style-name="T26"><text:line-break/></text:span><text:span text:style-name="T25">####################################################</text:span></text:p>
          </table:table-cell>
        </table:table-row>
      </table:table>
      <text:p text:style-name="P22"/>
      <text:p text:style-name="P22">Python permet importar mòduls, tant creats per nosaltres, com a existents en el sistema. Una potent eina per a descarregar mòduls més populars és “pip” https://pypi.org/project/pip/</text:p>
      <text:p text:style-name="P22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7"><text:span text:style-name="T25"># Puedes importar módulos</text:span><text:span text:style-name="T26"><text:line-break/></text:span><text:span text:style-name="T28">import</text:span><text:span text:style-name="T26"> math<text:line-break/>print(math.sqrt(</text:span><text:span text:style-name="T30">16</text:span><text:span text:style-name="T26">)) </text:span><text:span text:style-name="T25"># =&gt; 4.0</text:span><text:span text:style-name="T26"><text:line-break/><text:line-break/></text:span><text:span text:style-name="T25"># Puedes obtener funciones específicas desde un módulo</text:span><text:span text:style-name="T26"><text:line-break/></text:span><text:span text:style-name="T28">from</text:span><text:span text:style-name="T26"> math </text:span><text:span text:style-name="T28">import</text:span><text:span text:style-name="T26"> ceil, floor<text:line-break/>print(ceil(</text:span><text:span text:style-name="T30">3.7</text:span><text:span text:style-name="T26">)) </text:span><text:span text:style-name="T25"># =&gt; 4.0</text:span><text:span text:style-name="T26"><text:line-break/>print(floor(</text:span><text:span text:style-name="T30">3.7</text:span><text:span text:style-name="T26">))</text:span><text:span text:style-name="T25"># =&gt; 3.0</text:span><text:span text:style-name="T26"><text:line-break/><text:line-break/></text:span><text:span text:style-name="T25"># Puedes importar todas las funciones de un módulo</text:span><text:span text:style-name="T26"><text:line-break/></text:span><text:span text:style-name="T25"># Precaución: Esto no es recomendable</text:span><text:span text:style-name="T26"><text:line-break/></text:span><text:span text:style-name="T28">from</text:span><text:span text:style-name="T26"> math </text:span><text:span text:style-name="T28">import</text:span><text:span text:style-name="T26"> *<text:line-break/><text:line-break/></text:span><text:span text:style-name="T25"># Puedes acortar los nombres de los módulos</text:span><text:span text:style-name="T26"><text:line-break/></text:span><text:span text:style-name="T28">import</text:span><text:span text:style-name="T26"> math </text:span><text:span text:style-name="T28">as</text:span><text:span text:style-name="T26"> m<text:line-break/>math.sqrt(</text:span><text:span text:style-name="T30">16</text:span><text:span text:style-name="T26">) == m.sqrt(</text:span><text:span text:style-name="T30">16</text:span><text:span text:style-name="T26">) </text:span><text:span text:style-name="T25"># =&gt; True</text:span><text:span text:style-name="T26"><text:line-break/><text:line-break/></text:span><text:span text:style-name="T25"># Los módulos de Python son sólo archivos ordinarios de Python.</text:span><text:span text:style-name="T26"><text:line-break/></text:span><text:span text:style-name="T25"># Puedes escribir tus propios módulos e importarlos. El nombre del módulo</text:span><text:span text:style-name="T26"><text:line-break/></text:span><text:span text:style-name="T25"># es el mismo del nombre del archivo.</text:span><text:span text:style-name="T26"><text:line-break/><text:line-break/></text:span><text:span text:style-name="T25"># Puedes encontrar que funciones y atributos definen un módulo.</text:span><text:span text:style-name="T26"><text:line-break/></text:span><text:span text:style-name="T28">import</text:span><text:span text:style-name="T26"> math<text:line-break/>dir(math)</text:span></text:p>
          </table:table-cell>
        </table:table-row>
      </table:table>
      <text:p text:style-name="P22"/>
      <text:list xml:id="list110043382168047" text:continue-numbering="true" text:style-name="WWNum4">
        <text:list-item>
          <text:list>
            <text:list-item>
              <text:p text:style-name="P36"><text:bookmark text:name="_me7pima78wx6"/>Avanzat: generadors i decoradors</text:p>
            </text:list-item>
          </text:list>
        </text:list-item>
      </text:list>
      <text:p text:style-name="P22">Exemple de creació de generador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7"><text:span text:style-name="T25"># Los generadores te ayudan a hacer un código perezoso (lazy)</text:span><text:span text:style-name="T26"><text:line-break/></text:span><text:span text:style-name="T28">def</text:span><text:span text:style-name="T26"> </text:span><text:span text:style-name="T32">duplicar_numeros</text:span><text:span text:style-name="T26">(iterable):<text:line-break/><text:tab/></text:span><text:span text:style-name="T28">for</text:span><text:span text:style-name="T26"> i </text:span><text:span text:style-name="T28">in</text:span><text:span text:style-name="T26"> iterable:<text:line-break/> <text:s text:c="3"/><text:tab/> <text:s text:c="4"/></text:span><text:span text:style-name="T28">yield</text:span><text:span text:style-name="T26"> i + i<text:line-break/><text:line-break/></text:span><text:span text:style-name="T25"># Un generador crea valores sobre la marcha.</text:span><text:span text:style-name="T26"><text:line-break/></text:span><text:span text:style-name="T25"># En vez de generar y retornar todos los valores de una vez, crea uno en cada iteración.</text:span><text:span text:style-name="T26"><text:line-break/></text:span><text:span text:style-name="T25"># Esto significa que valores más grandes que 15 no serán procesados en 'duplicar_numeros'.</text:span><text:span text:style-name="T26"><text:line-break/></text:span><text:span text:style-name="T25"># Fíjate que 'range' es un generador. Crear una lista 1-900000000 tomaría mucho tiempo en crearse.</text:span><text:span text:style-name="T26"><text:line-break/>_rango = range(</text:span><text:span text:style-name="T30">1</text:span><text:span text:style-name="T26">, </text:span><text:span text:style-name="T30">900000000</text:span><text:span text:style-name="T26">)<text:line-break/></text:span><text:span text:style-name="T25"># Duplicará todos los números hasta que un resultado &gt;= se encuentre.</text:span><text:span text:style-name="T26"><text:line-break/></text:span><text:span text:style-name="T28">for</text:span><text:span text:style-name="T26"> i </text:span><text:span text:style-name="T28">in</text:span><text:span text:style-name="T26"> duplicar_numeros(_rango):<text:line-break/><text:tab/>print(i)<text:line-break/><text:tab/></text:span><text:span text:style-name="T28">if</text:span><text:span text:style-name="T26"> i &gt;= </text:span><text:span text:style-name="T30">30</text:span><text:span text:style-name="T26">:<text:line-break/> <text:s text:c="3"/><text:tab/> <text:s text:c="4"/></text:span><text:span text:style-name="T28">break</text:span></text:p>
          </table:table-cell>
        </table:table-row>
      </table:table>
      <text:p text:style-name="P22"/>
      <text:p text:style-name="Standard">Exemple d'utilització de decoradors en Python.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7"><text:span text:style-name="T25"># Decoradores</text:span><text:span text:style-name="T26"><text:line-break/></text:span><text:span text:style-name="T25"># en este ejemplo 'pedir' envuelve a 'decir'</text:span><text:span text:style-name="T26"><text:line-break/></text:span><text:span text:style-name="T25"># Pedir llamará a 'decir'. Si decir_por_favor es True entonces cambiará el mensaje a retornar</text:span><text:span text:style-name="T26"><text:line-break/></text:span><text:span text:style-name="T28">from</text:span><text:span text:style-name="T26"> functools </text:span><text:span text:style-name="T28">import</text:span><text:span text:style-name="T26"> wraps<text:line-break/><text:line-break/><text:line-break/></text:span><text:span text:style-name="T28">def</text:span><text:span text:style-name="T26"> </text:span><text:span text:style-name="T32">pedir</text:span><text:span text:style-name="T26">(_decir):<text:line-break/></text:span><text:span text:style-name="T34"><text:tab/>@wraps(_decir)</text:span><text:span text:style-name="T26"><text:line-break/><text:tab/></text:span><text:span text:style-name="T28">def</text:span><text:span text:style-name="T26"> </text:span><text:span text:style-name="T32">wrapper</text:span><text:span text:style-name="T26">(*args, **kwargs):<text:line-break/> <text:s text:c="3"/><text:tab/> <text:s text:c="4"/>mensaje, decir_por_favor = _decir(*args, **kwargs)<text:line-break/> <text:s text:c="3"/><text:tab/> <text:s text:c="4"/></text:span><text:span text:style-name="T28">if</text:span><text:span text:style-name="T26"> decir_por_favor:<text:line-break/> <text:s text:c="7"/><text:tab/> <text:s text:c="4"/></text:span><text:span text:style-name="T28">return</text:span><text:span text:style-name="T26"> </text:span><text:span text:style-name="T29">"{} {}"</text:span><text:span text:style-name="T26">.format(mensaje, </text:span><text:span text:style-name="T29">"¡Por favor! Soy pobre :("</text:span><text:span text:style-name="T26">)<text:line-break/> <text:s text:c="3"/><text:tab/> <text:s text:c="4"/></text:span><text:span text:style-name="T28">return</text:span><text:span text:style-name="T26"> mensaje<text:line-break/><text:line-break/><text:tab/></text:span><text:span text:style-name="T28">return</text:span><text:span text:style-name="T26"> wrapper<text:line-break/><text:line-break/></text:span><text:span text:style-name="T34">@pedir</text:span><text:span text:style-name="T26"><text:line-break/></text:span><text:span text:style-name="T28">def</text:span><text:span text:style-name="T26"> </text:span><text:span text:style-name="T32">say</text:span><text:span text:style-name="T26">(decir_por_favor=False):<text:line-break/><text:tab/>mensaje = </text:span><text:span text:style-name="T29">"¿Puedes comprarme una cerveza?"</text:span><text:span text:style-name="T26"><text:line-break/><text:tab/></text:span><text:span text:style-name="T28">return</text:span><text:span text:style-name="T26"> mensaje, decir_por_favor<text:line-break/><text:line-break/><text:line-break/>print(decir()) <text:s/></text:span><text:span text:style-name="T25"># ¿Puedes comprarme una cerveza?</text:span><text:span text:style-name="T26"><text:line-break/>print(decir(decir_por_favor=</text:span><text:span text:style-name="T28">True</text:span><text:span text:style-name="T26">)) <text:s/></text:span><text:span text:style-name="T25"># ¿Puedes comprarme una cerveza? ¡Por favor! Soy pobre :()</text:span></text:p>
          </table:table-cell>
        </table:table-row>
      </table:table>
      <text:p text:style-name="P22"/>
      <text:list xml:id="list110044612102344" text:continue-numbering="true" text:style-name="WWNum4">
        <text:list-item>
          <text:p text:style-name="P34"><text:bookmark text:name="_9inb55ixvere"/>Bibliografía</text:p>
        </text:list-item>
      </text:list>
      <text:list xml:id="list2007318328" text:style-name="WWNum1">
        <text:list-item>
          <text:p text:style-name="P26">Learn X in Y Minutes: <text:a xlink:type="simple" xlink:href="https://learnxinyminutes.com/docs/es-es/python-es/" text:style-name="ListLabel_20_28" text:visited-style-name="ListLabel_20_28"><text:span text:style-name="T23">https://learnxinyminutes.com/docs/es-es/python-es/</text:span></text:a></text:p>
        </text:list-item>
        <text:list-item>
          <text:p text:style-name="P26">Aprende Python con Alf <text:a xlink:type="simple" xlink:href="https://aprendeconalf.es/docencia/python/manual/" text:style-name="ListLabel_20_28" text:visited-style-name="ListLabel_20_28"><text:span text:style-name="T23">https://aprendeconalf.es/docencia/python/manual/</text:span></text:a></text:p>
        </text:list-item>
        <text:list-item>
          <text:p text:style-name="P28">Python para todos: <text:a xlink:type="simple" xlink:href="http://do1.dr-chuck.com/pythonlearn/ES_es/pythonlearn.pdf" text:style-name="ListLabel_20_28" text:visited-style-name="ListLabel_20_28"><text:span text:style-name="T23">http://do1.dr-chuck.com/pythonlearn/ES_es/pythonlearn.pdf</text:span></text:a></text:p>
        </text:list-item>
      </text:list>
      <text:list xml:id="list110042999850081" text:continue-list="list110044612102344" text:style-name="WWNum4">
        <text:list-item>
          <text:p text:style-name="P32"><text:bookmark text:name="_mh0sb6oag3eq"/>Autors (en ordre alfabètic)</text:p>
        </text:list-item>
      </text:list>
      <text:p text:style-name="P22">A continuació oferim en ordre alfabètic el llistat d'autors que han fet aportacions a aquest document.</text:p>
      <text:list xml:id="list2310535232" text:style-name="WWNum3">
        <text:list-item>
          <text:p text:style-name="P24">José Castillo Aliaga</text:p>
        </text:list-item>
        <text:list-item>
          <text:p text:style-name="P29">Sergi García Barea</text:p>
        </text:list-item>
      </text:list>
      <text:p text:style-name="P30">Gran part del contingut ha sigut obtingut del material amb llicència CC BY SA disponible en <text:a xlink:type="simple" xlink:href="https://learnxinyminutes.com/docs/es-es/python-es/" text:style-name="ListLabel_20_28" text:visited-style-name="ListLabel_20_28"><text:span text:style-name="T23">https://learnxinyminutes.com/docs/es-es/python-es/</text:span></text:a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Sistemes de gestió empresarial </text:span><text:span text:style-name="MT2"><text:tab/><text:tab/>UD0</text:span><text:span text:style-name="MT1">0</text:span><text:span text:style-name="MT2">. </text:span><text:span text:style-name="MT1">Resum Python 3</text:span></text:p>
      </style:header>
      <style:footer>
        <text:p text:style-name="MP2"><text:span text:style-name="MT1">CFGS. Desenvolupament d'Aplicacions Multiplataforma</text:span><text:span text:style-name="MT2"><text:tab/><text:tab/></text:span><text:span text:style-name="MT1">UD00 - Pàgina</text:span><text:span text:style-name="MT2"> </text:span><text:span text:style-name="MT1">5</text:span><text:span text:style-name="MT2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2" meta:object-count="0" meta:page-count="4" meta:paragraph-count="118" meta:word-count="3691" meta:character-count="23010" meta:non-whitespace-character-count="19128"/>
    <meta:generator>LibreOfficeDev/6.0.5.2$Linux_X86_64 LibreOffice_project/</meta:generator>
  </office:meta>
</office:document-meta>
</file>